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style-name="ce0" office:value-type="string">
            <text:p>Unused?</text:p>
          </table:table-cell>
          <table:table-cell table:style-name="ce0"/>
          <table:table-cell table:style-name="ce0" office:value-type="string">
            <text:p>I can't tell anyone...</text:p>
          </table:table-cell>
          <table:table-cell table:number-columns-repeated="1020"/>
        </table:table-row>
        <table:table-row>
          <table:table-cell table:style-name="ce0" office:value-type="string">
            <text:p>むえー～・・・疲れた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wehhh〜... I'm Beeeat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疲れ様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worked hard, Takoyaki-chan〜!</text:p>
          </table:table-cell>
          <table:table-cell table:number-columns-repeated="1020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sorry to have rushed you so merciless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been hard at work searching for
a way to control and stabilize the space-time
distor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May we hear your findings?”</text:p>
          </table:table-cell>
          <table:table-cell table:number-columns-repeated="1020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concluded that it will be possible to
stabilize the distortion.</text:p>
          </table:table-cell>
          <table:table-cell table:number-columns-repeated="1020"/>
        </table:table-row>
        <table:table-row>
          <table:table-cell table:style-name="ce0" office:value-type="string">
            <text:p>お～～！！　さっす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〜!! Nice one!!</text:p>
          </table:table-cell>
          <table:table-cell table:number-columns-repeated="1020"/>
        </table:table-row>
        <table:table-row>
          <table:table-cell table:style-name="ce0" office:value-type="string">
            <text:p>これなら、話が早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arting from the conclusion certainly speeds
things up.</text:p>
          </table:table-cell>
          <table:table-cell table:number-columns-repeated="1020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how exactly do we stabilize it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ut simply, we'll need the power to correct
the wave desynchronization at the point of the
space-time distortion's origin.</text:p>
          </table:table-cell>
          <table:table-cell table:number-columns-repeated="1020"/>
        </table:table-row>
        <table:table-row>
          <table:table-cell table:style-name="ce0" office:value-type="string">
            <text:p>服のしわを伸ばすのと一緒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Just like smoothin' out the wrinkles on your
Clooothes!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ee...</text:p>
          </table:table-cell>
          <table:table-cell table:number-columns-repeated="1020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style-name="ce0"/>
          <table:table-cell table:style-name="ce0"/>
          <table:table-cell table:style-name="ce0" office:value-type="string">
            <text:p>And the problem would be how to generate that
power... correct?</text:p>
          </table:table-cell>
          <table:table-cell table:number-columns-repeated="1020"/>
        </table:table-row>
        <table:table-row>
          <table:table-cell table:style-name="ce0" office:value-type="string">
            <text:p>さすが精霊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the Spirit Queen would understand.</text:p>
          </table:table-cell>
          <table:table-cell table:number-columns-repeated="1020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style-name="ce0"/>
          <table:table-cell table:style-name="ce0"/>
          <table:table-cell table:style-name="ce0" office:value-type="string">
            <text:p>I expect it will be the central point of our
strategy discussion this time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style-name="ce0"/>
          <table:table-cell table:style-name="ce0"/>
          <table:table-cell table:style-name="ce0" office:value-type="string">
            <text:p>After deliberating over the wisdom Takoyaki-
san had to share, we concluded that we need a
special material in order to generate enough
energy to affect space-time.</text:p>
          </table:table-cell>
          <table:table-cell table:number-columns-repeated="1020"/>
        </table:table-row>
        <table:table-row>
          <table:table-cell table:style-name="ce0" office:value-type="string">
            <text:p>みんなもご存じのアレ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think you'll know it quite Weeell!</text:p>
          </table:table-cell>
          <table:table-cell table:number-columns-repeated="1020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methin' we know that can put out loads of
energy...? Hmmmm...</text:p>
          </table:table-cell>
          <table:table-cell table:number-columns-repeated="1020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, are you referring to “Ion Matter”?</text:p>
          </table:table-cell>
          <table:table-cell table:number-columns-repeated="1020"/>
        </table:table-row>
        <table:table-row>
          <table:table-cell table:style-name="ce0" office:value-type="string">
            <text:p>ペンポーン！　正解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ing ding ding! That's the right Answeeer!</text:p>
          </table:table-cell>
          <table:table-cell table:number-columns-repeated="1020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ye-on-Matter...? What's that again...?</text:p>
          </table:table-cell>
          <table:table-cell table:number-columns-repeated="1020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 Forgoooot?!!</text:p>
          </table:table-cell>
          <table:table-cell table:number-columns-repeated="1020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style-name="ce0"/>
          <table:table-cell table:style-name="ce0"/>
          <table:table-cell table:style-name="ce0" office:value-type="string">
            <text:p>It's the fuel that makes my starship Mooove!!</text:p>
          </table:table-cell>
          <table:table-cell table:number-columns-repeated="1020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style-name="ce0"/>
          <table:table-cell table:style-name="ce0"/>
          <table:table-cell table:style-name="ce0" office:value-type="string">
            <text:p>The ion cluster energy that you can extract
from first-rate Ion Matter will be plenty
enough to warp space-Tiiime!</text:p>
          </table:table-cell>
          <table:table-cell table:number-columns-repeated="1020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Ahah—! Yep! That! Okay! I remember now!</text:p>
          </table:table-cell>
          <table:table-cell table:number-columns-repeated="1020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it's another “fetch quest”, huh...</text:p>
          </table:table-cell>
          <table:table-cell table:number-columns-repeated="1020"/>
        </table:table-row>
        <table:table-row>
          <table:table-cell table:style-name="ce0" office:value-type="string">
            <text:p>要約した総論を述べ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nd now for my closing summary.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style-name="ce0"/>
          <table:table-cell table:style-name="ce0"/>
          <table:table-cell table:style-name="ce0" office:value-type="string">
            <text:p>In order to stabilize the space-time distortion,
we will create the Space-Time Stabilization
Wave Generator Sphere—the STS for short—
with Ion Matter at its core.</text:p>
          </table:table-cell>
          <table:table-cell table:number-columns-repeated="1020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style-name="ce0"/>
          <table:table-cell table:style-name="ce0"/>
          <table:table-cell table:style-name="ce0" office:value-type="string">
            <text:p>We will locate the Demon Portal in the
Northlands; activate the completed STS;
stabilize the distortion; and promptly destroy
the Portal.</text:p>
          </table:table-cell>
          <table:table-cell table:number-columns-repeated="1020"/>
        </table:table-row>
        <table:table-row>
          <table:table-cell table:style-name="ce0" office:value-type="string">
            <text:p>結論は以上です。</text:p>
          </table:table-cell>
          <table:table-cell table:style-name="ce0"/>
          <table:table-cell table:style-name="ce0"/>
          <table:table-cell table:style-name="ce0" office:value-type="string">
            <text:p>That ends my summa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Our course of action is decided.”</text:p>
          </table:table-cell>
          <table:table-cell table:number-columns-repeated="1020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ere is the question of where you
might obtain this first-rate Ion Matter of
yours.</text:p>
          </table:table-cell>
          <table:table-cell table:number-columns-repeated="1020"/>
        </table:table-row>
        <table:table-row>
          <table:table-cell table:style-name="ce0" office:value-type="string">
            <text:p>厄介な問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ood question, indeed.</text:p>
          </table:table-cell>
          <table:table-cell table:number-columns-repeated="1020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style-name="ce0"/>
          <table:table-cell table:style-name="ce0"/>
          <table:table-cell table:style-name="ce0" office:value-type="string">
            <text:p>We haven't once come across any information
as to where we might find any Ion—</text:p>
          </table:table-cell>
          <table:table-cell table:number-columns-repeated="1020"/>
        </table:table-row>
        <table:table-row>
          <table:table-cell table:style-name="ce0" office:value-type="string">
            <text:p>・・・いや、そうでもないな。</text:p>
          </table:table-cell>
          <table:table-cell table:style-name="ce0"/>
          <table:table-cell table:style-name="ce0"/>
          <table:table-cell table:style-name="ce0" office:value-type="string">
            <text:p>...No, that's not true.</text:p>
          </table:table-cell>
          <table:table-cell table:number-columns-repeated="1020"/>
        </table:table-row>
        <table:table-row>
          <table:table-cell table:style-name="ce0" office:value-type="string">
            <text:p>え？　心当たり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Have you thought of something?</text:p>
          </table:table-cell>
          <table:table-cell table:number-columns-repeated="1020"/>
        </table:table-row>
        <table:table-row>
          <table:table-cell table:style-name="ce0" office:value-type="string">
            <text:p>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.</text:p>
          </table:table-cell>
          <table:table-cell table:number-columns-repeated="1020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style-name="ce0"/>
          <table:table-cell table:style-name="ce0"/>
          <table:table-cell table:style-name="ce0" office:value-type="string">
            <text:p>The pendants you're wearing.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Of course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the red stones these
pendants are adorned with were Ion Matter,
weren't they.</text:p>
          </table:table-cell>
          <table:table-cell table:number-columns-repeated="1020"/>
        </table:table-row>
        <table:table-row>
          <table:table-cell table:style-name="ce0" office:value-type="string">
            <text:p>そうそう！！　そうだ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ight, right!! That's Riiiight!!</text:p>
          </table:table-cell>
          <table:table-cell table:number-columns-repeated="1020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style-name="ce0"/>
          <table:table-cell table:style-name="ce0"/>
          <table:table-cell table:style-name="ce0" office:value-type="string">
            <text:p>If we can just figure out where those red
stones came from, we could get our hands on
enough first-rate Ion Matter to make our
heads Spiiin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re those pendants not gifted to you by
my sister, Viola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trace back their origin, I believe... it
was the Priest who entrusted those to me.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、覚えていますよ。」</text:p>
          </table:table-cell>
          <table:table-cell table:style-name="ce0"/>
          <table:table-cell table:style-name="ce0"/>
          <table:table-cell table:style-name="ce0" office:value-type="string">
            <text:p>Priest
“Yes, I seem to recall.”</text:p>
          </table:table-cell>
          <table:table-cell table:number-columns-repeated="1020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style-name="ce0"/>
          <table:table-cell table:style-name="ce0"/>
          <table:table-cell table:style-name="ce0" office:value-type="string">
            <text:p>Priest
“The red stones decorating those pendants
were passed down in St. Yuria's Church as
‘jewels with the power to ward off calamity’.”</text:p>
          </table:table-cell>
          <table:table-cell table:number-columns-repeated="1020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style-name="ce0"/>
          <table:table-cell table:style-name="ce0"/>
          <table:table-cell table:style-name="ce0" office:value-type="string">
            <text:p>Priest
“I presented those to the Knight Commander
many years ago, under the condition that he
serve as protector of the lands.”</text:p>
          </table:table-cell>
          <table:table-cell table:number-columns-repeated="1020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riest-san! Where can we find those
red stones?!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style-name="ce0"/>
          <table:table-cell table:style-name="ce0"/>
          <table:table-cell table:style-name="ce0" office:value-type="string">
            <text:p>Priest
“In a subterranean cavern in the Southlands
called ‘Purgatory Grotto’.”</text:p>
          </table:table-cell>
          <table:table-cell table:number-columns-repeated="1020"/>
        </table:table-row>
        <table:table-row>
          <table:table-cell table:style-name="ce0" office:value-type="string">
            <text:p>あ・・・あそこ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that place...</text:p>
          </table:table-cell>
          <table:table-cell table:number-columns-repeated="1020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beginning to understand from that
reaction, but... what sort of place is it?</text:p>
          </table:table-cell>
          <table:table-cell table:number-columns-repeated="1020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ep cavern which connects underground
lakes of magma.</text:p>
          </table:table-cell>
          <table:table-cell table:number-columns-repeated="1020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style-name="ce0"/>
          <table:table-cell table:style-name="ce0"/>
          <table:table-cell table:style-name="ce0" office:value-type="string">
            <text:p>It is a highly dangerous place, with such intense
heat as to make anyone think of purgatory.</text:p>
          </table:table-cell>
          <table:table-cell table:number-columns-repeated="1020"/>
        </table:table-row>
        <table:table-row>
          <table:table-cell table:style-name="ce0" office:value-type="string">
            <text:p>だと思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t so...</text:p>
          </table:table-cell>
          <table:table-cell table:number-columns-repeated="1020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re truly is Ion Matter there, then we
have no choice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, but... I have to do my best...</text:p>
          </table:table-cell>
          <table:table-cell table:number-columns-repeated="1020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ta pick up the pace, or we might end up
with more'a those pesky Shinigami on our
hands.</text:p>
          </table:table-cell>
          <table:table-cell table:number-columns-repeated="1020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(And if I can get my hands on looots and lots
of first-rate Ion Matter, I can finally get
my starship up 'n Runniiing!!)</text:p>
          </table:table-cell>
          <table:table-cell table:number-columns-repeated="1020"/>
        </table:table-row>
        <table:table-row>
          <table:table-cell table:style-name="ce0" office:value-type="string">
            <text:p>早くその“煉獄洞”に行くヨー！！</text:p>
          </table:table-cell>
          <table:table-cell table:style-name="ce0"/>
          <table:table-cell table:style-name="ce0"/>
          <table:table-cell table:style-name="ce0" office:value-type="string">
            <text:p>Off to “Purgatory Grotto” we Gooo!!</text:p>
          </table:table-cell>
          <table:table-cell table:number-columns-repeated="1020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style-name="ce0"/>
          <table:table-cell table:style-name="ce0"/>
          <table:table-cell table:style-name="ce0" office:value-type="string">
            <text:p>Priest
“Please, do not be so hasty.”</text:p>
          </table:table-cell>
          <table:table-cell table:number-columns-repeated="1020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style-name="ce0"/>
          <table:table-cell table:style-name="ce0"/>
          <table:table-cell table:style-name="ce0" office:value-type="string">
            <text:p>Priest
“About those red stones...”</text:p>
          </table:table-cell>
          <table:table-cell table:number-columns-repeated="1020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style-name="ce0"/>
          <table:table-cell table:style-name="ce0"/>
          <table:table-cell table:style-name="ce0" office:value-type="string">
            <text:p>Priest
“They are so difficult to distinguish from the
lava that surrounds them, that even veteran
excavators have trouble doing so.”</text:p>
          </table:table-cell>
          <table:table-cell table:number-columns-repeated="1020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style-name="ce0"/>
          <table:table-cell table:style-name="ce0"/>
          <table:table-cell table:style-name="ce0" office:value-type="string">
            <text:p>Priest
“Therefore, we should take the time to pick
out a skilled excavator before we...”</text:p>
          </table:table-cell>
          <table:table-cell table:number-columns-repeated="1020"/>
        </table:table-row>
        <table:table-row>
          <table:table-cell table:style-name="ce0" office:value-type="string">
            <text:p>神官。　その点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should be no problem there, Father.</text:p>
          </table:table-cell>
          <table:table-cell table:number-columns-repeated="1020"/>
        </table:table-row>
        <table:table-row>
          <table:table-cell table:style-name="ce0" office:value-type="string">
            <text:p>なぜならこっちに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'cause we have...!</text:p>
          </table:table-cell>
          <table:table-cell table:number-columns-repeated="1020"/>
        </table:table-row>
        <table:table-row>
          <table:table-cell table:style-name="ce0" office:value-type="string">
            <text:p>これがあるん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iiis!!</text:p>
          </table:table-cell>
          <table:table-cell table:number-columns-repeated="1020"/>
        </table:table-row>
        <table:table-row>
          <table:table-cell table:style-name="ce0" office:value-type="string">
            <text:p>そ・・・それはいったい・・・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... What in the world is that...?!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my Detection Viso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style-name="ce0"/>
          <table:table-cell table:style-name="ce0"/>
          <table:table-cell table:style-name="ce0" office:value-type="string">
            <text:p>It senses ion cluster energy, so picking out
Ion Matter'll be a cinch using Thiiiis!!</text:p>
          </table:table-cell>
          <table:table-cell table:number-columns-repeated="1020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First your expertise on space-time, and now
this mysterious tool...</text:p>
          </table:table-cell>
          <table:table-cell table:number-columns-repeated="1020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style-name="ce0"/>
          <table:table-cell table:style-name="ce0"/>
          <table:table-cell table:style-name="ce0" office:value-type="string">
            <text:p>Just what are you, anyway...?</text:p>
          </table:table-cell>
          <table:table-cell table:number-columns-repeated="1020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h? W-Well, Thaaat's... you Knooow...</text:p>
          </table:table-cell>
          <table:table-cell table:number-columns-repeated="1020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, you have to teach me about the inner
workings of that visor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あとで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ill do... Lateeer..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any case, if you are capable of obtaining
this Ion Matter, I would have you hurry to the
scene at once.</text:p>
          </table:table-cell>
          <table:table-cell table:number-columns-repeated="1020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style-name="ce0"/>
          <table:table-cell table:style-name="ce0"/>
          <table:table-cell table:style-name="ce0" office:value-type="string">
            <text:p>Lumii and the Priest shall focus on preparations
for the creation of the STS. I trust that is
acceptable?</text:p>
          </table:table-cell>
          <table:table-cell table:number-columns-repeated="1020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style-name="ce0"/>
          <table:table-cell table:style-name="ce0"/>
          <table:table-cell table:style-name="ce0" office:value-type="string">
            <text:p>Priest
“We shall tend to it at once.”</text:p>
          </table:table-cell>
          <table:table-cell table:number-columns-repeated="1020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iiight! The rest of us'll get going to
the whatever-cave in the Southlands!</text:p>
          </table:table-cell>
          <table:table-cell table:number-columns-repeated="1020"/>
        </table:table-row>
        <table:table-row>
          <table:table-cell table:style-name="ce0" office:value-type="string">
            <text:p>“煉獄洞”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Purgatory Grotto”, you mean.</text:p>
          </table:table-cell>
          <table:table-cell table:number-columns-repeated="1020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! You were able to gather plenty of Ion
Matter, and moreover, to escape the Shinigami's
surprise attack?</text:p>
          </table:table-cell>
          <table:table-cell table:number-columns-repeated="1020"/>
        </table:table-row>
        <table:table-row>
          <table:table-cell table:style-name="ce0" office:value-type="string">
            <text:p>さすがじゃ！</text:p>
          </table:table-cell>
          <table:table-cell table:style-name="ce0"/>
          <table:table-cell table:style-name="ce0"/>
          <table:table-cell table:style-name="ce0" office:value-type="string">
            <text:p>I would expect nothing less!</text:p>
          </table:table-cell>
          <table:table-cell table:number-columns-repeated="1020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was nothin'! Now praise me more!</text:p>
          </table:table-cell>
          <table:table-cell table:number-columns-repeated="1020"/>
        </table:table-row>
        <table:table-row>
          <table:table-cell table:style-name="ce0" office:value-type="string">
            <text:p>調子乗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et carried away!</text:p>
          </table:table-cell>
          <table:table-cell table:number-columns-repeated="1020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e and my gun helped, Toooo!</text:p>
          </table:table-cell>
          <table:table-cell table:number-columns-repeated="1020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our escape from the Shinigami was
definitely all thanks to Saotome-san...</text:p>
          </table:table-cell>
          <table:table-cell table:number-columns-repeated="1020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Reguma-kun's a real smooth-talker!
Two-headed, even!</text:p>
          </table:table-cell>
          <table:table-cell table:number-columns-repeated="1020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you mean two-faced...</text:p>
          </table:table-cell>
          <table:table-cell table:number-columns-repeated="1020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realize you're calling him a liar, right...?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we've now gathered
everything we need to construct the STS,
which in turn allows us to stabilize the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style-name="ce0"/>
          <table:table-cell table:style-name="ce0"/>
          <table:table-cell table:style-name="ce0" office:value-type="string">
            <text:p>I'd like you to start work on it straight away.</text:p>
          </table:table-cell>
          <table:table-cell table:number-columns-repeated="1020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already made all the preparations, so
it'll take no time at all.</text:p>
          </table:table-cell>
          <table:table-cell table:number-columns-repeated="1020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style-name="ce0"/>
          <table:table-cell table:style-name="ce0"/>
          <table:table-cell table:style-name="ce0" office:value-type="string">
            <text:p>Priest
“Let us take the Ion Matter off your hands.”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神官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over the Ion Matter to the Priest.</text:p>
          </table:table-cell>
          <table:table-cell table:number-columns-repeated="1020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style-name="ce0"/>
          <table:table-cell table:style-name="ce0"/>
          <table:table-cell table:style-name="ce0" office:value-type="string">
            <text:p>Priest
“...My, this is far more than I imagined.”</text:p>
          </table:table-cell>
          <table:table-cell table:number-columns-repeated="1020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style-name="ce0"/>
          <table:table-cell table:style-name="ce0"/>
          <table:table-cell table:style-name="ce0" office:value-type="string">
            <text:p>Priest
“Could this surplus be in case we fail?”</text:p>
          </table:table-cell>
          <table:table-cell table:number-columns-repeated="1020"/>
        </table:table-row>
        <table:table-row>
          <table:table-cell table:style-name="ce0" office:value-type="string">
            <text:p>あー、そ、それは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a-about Thaaat...</text:p>
          </table:table-cell>
          <table:table-cell table:number-columns-repeated="1020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style-name="ce0"/>
          <table:table-cell table:style-name="ce0"/>
          <table:table-cell table:style-name="ce0" office:value-type="string">
            <text:p>Uhh... I'm gonna need it for something else
later, so I'd like to take half of it if you
don't Miiind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style-name="ce0"/>
          <table:table-cell table:style-name="ce0"/>
          <table:table-cell table:style-name="ce0" office:value-type="string">
            <text:p>Priest
“Is that so. Very well.”</text:p>
          </table:table-cell>
          <table:table-cell table:number-columns-repeated="1020"/>
        </table:table-row>
        <table:table-row>
          <table:table-cell table:style-name="ce0" office:value-type="string">
            <text:p>まあ、私は失敗とかしませんし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l, I wasn't planning on failing, anyway.</text:p>
          </table:table-cell>
          <table:table-cell table:number-columns-repeated="1020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style-name="ce0"/>
          <table:table-cell table:style-name="ce0"/>
          <table:table-cell table:style-name="ce0" office:value-type="string">
            <text:p>Give me an hour, and I'll be able to get you
the STS.</text:p>
          </table:table-cell>
          <table:table-cell table:number-columns-repeated="1020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style-name="ce0"/>
          <table:table-cell table:style-name="ce0"/>
          <table:table-cell table:style-name="ce0" office:value-type="string">
            <text:p>Until then, you can keep an eye on the enemy's
location using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Knight Commander Gaora
“Good work on the development of the ST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Did it turn out to your satisfaction?”</text:p>
          </table:table-cell>
          <table:table-cell table:number-columns-repeated="1020"/>
        </table:table-row>
        <table:table-row>
          <table:table-cell table:style-name="ce0" office:value-type="string">
            <text:p>はい。　こちら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Here.</text:p>
          </table:table-cell>
          <table:table-cell table:number-columns-repeated="1020"/>
        </table:table-row>
        <table:table-row>
          <table:table-cell table:style-name="ce0" office:value-type="string">
            <text:p>【時空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STS】 ×1!</text:p>
          </table:table-cell>
          <table:table-cell table:number-columns-repeated="1020"/>
        </table:table-row>
        <table:table-row>
          <table:table-cell table:style-name="ce0" office:value-type="string">
            <text:p>赤い水晶のような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red crystal.</text:p>
          </table:table-cell>
          <table:table-cell table:number-columns-repeated="1020"/>
        </table:table-row>
        <table:table-row>
          <table:table-cell table:style-name="ce0" office:value-type="string">
            <text:p>きれ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retty..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uhh, Lumii-san, how do we use this thing?</text:p>
          </table:table-cell>
          <table:table-cell table:number-columns-repeated="1020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Once you've sighted the Demon Portal, you just
need to place it in its vicinity.</text:p>
          </table:table-cell>
          <table:table-cell table:number-columns-repeated="1020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style-name="ce0"/>
          <table:table-cell table:style-name="ce0"/>
          <table:table-cell table:style-name="ce0" office:value-type="string">
            <text:p>It will automatically activate when it detects
the distortion, and release space-time waves
to suppress it.</text:p>
          </table:table-cell>
          <table:table-cell table:number-columns-repeated="1020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style-name="ce0"/>
          <table:table-cell table:style-name="ce0"/>
          <table:table-cell table:style-name="ce0" office:value-type="string">
            <text:p>And, once it has confirmed that the distortion
is stable, it will enter self-destruction mode
and demolish the Demon Portal.</text:p>
          </table:table-cell>
          <table:table-cell table:number-columns-repeated="1020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style-name="ce0"/>
          <table:table-cell table:style-name="ce0"/>
          <table:table-cell table:style-name="ce0" office:value-type="string">
            <text:p>Make sure you put adequate distance between
yourself and the STS once you've placed it.</text:p>
          </table:table-cell>
          <table:table-cell table:number-columns-repeated="1020"/>
        </table:table-row>
        <table:table-row>
          <table:table-cell table:style-name="ce0" office:value-type="string">
            <text:p>す、すご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</text:p>
          </table:table-cell>
          <table:table-cell table:number-columns-repeated="1020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head north right away!!</text:p>
          </table:table-cell>
          <table:table-cell table:number-columns-repeated="1020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style-name="ce0"/>
          <table:table-cell table:style-name="ce0"/>
          <table:table-cell table:style-name="ce0" office:value-type="string">
            <text:p>We've just gotta blow up the Demon Portal,
then beat White Carat up!</text:p>
          </table:table-cell>
          <table:table-cell table:number-columns-repeated="1020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Do you mean to say that White Carat is at
the location of the Demon Portal?</text:p>
          </table:table-cell>
          <table:table-cell table:number-columns-repeated="1020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onfirmed it only moments ago using the
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style-name="ce0"/>
          <table:table-cell table:style-name="ce0"/>
          <table:table-cell table:style-name="ce0" office:value-type="string">
            <text:p>If we know anything about White Carat, she
must be conducting research on the Demon
Portal in search of some kind of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n we must move with 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ho knows what reckless actions she might
take in her pursuit of knowledge.”</text:p>
          </table:table-cell>
          <table:table-cell table:number-columns-repeated="1020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gonna sneak up on her from behind, and
shoot her in the back of the Heeead!</text:p>
          </table:table-cell>
          <table:table-cell table:number-columns-repeated="1020"/>
        </table:table-row>
        <table:table-row>
          <table:table-cell table:style-name="ce0" office:value-type="string">
            <text:p>神官
「た・・・頼もしいですね。」</text:p>
          </table:table-cell>
          <table:table-cell table:style-name="ce0"/>
          <table:table-cell table:style-name="ce0"/>
          <table:table-cell table:style-name="ce0" office:value-type="string">
            <text:p>Priest
“H... How reliable.”</text:p>
          </table:table-cell>
          <table:table-cell table:number-columns-repeated="1020"/>
        </table:table-row>
        <table:table-row>
          <table:table-cell table:style-name="ce0" office:value-type="string">
            <text:p>では目的を再確認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 over our objective one more time.</text:p>
          </table:table-cell>
          <table:table-cell table:number-columns-repeated="1020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style-name="ce0"/>
          <table:table-cell table:style-name="ce0"/>
          <table:table-cell table:style-name="ce0" office:value-type="string">
            <text:p>To prevent reinforcements coming from the
demon world, we need to destroy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style-name="ce0"/>
          <table:table-cell table:style-name="ce0"/>
          <table:table-cell table:style-name="ce0" office:value-type="string">
            <text:p>However, there is the fear that if we recklessly
destroy it, a space-time distortion will expand
and swallow the world whole.</text:p>
          </table:table-cell>
          <table:table-cell table:number-columns-repeated="1020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style-name="ce0"/>
          <table:table-cell table:style-name="ce0"/>
          <table:table-cell table:style-name="ce0" office:value-type="string">
            <text:p>And so, we need to use the STS to stabilize
the distortion, and then destroy the portal.</text:p>
          </table:table-cell>
          <table:table-cell table:number-columns-repeated="1020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style-name="ce0"/>
          <table:table-cell table:style-name="ce0"/>
          <table:table-cell table:style-name="ce0" office:value-type="string">
            <text:p>Furthermore, we believe White Carat to be lying
in wait near the Demon Portal. Ideally, we
should defeat her while we're there.</text:p>
          </table:table-cell>
          <table:table-cell table:number-columns-repeated="1020"/>
        </table:table-row>
        <table:table-row>
          <table:table-cell table:style-name="ce0" office:value-type="string">
            <text:p>ＯＫ！　完璧に把握し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! I think I've got a handle on everything!</text:p>
          </table:table-cell>
          <table:table-cell table:number-columns-repeated="1020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, Heavenly Maidens. You shall hereby
commence demolition of the Demon Portal!
It is all up to you!</text:p>
          </table:table-cell>
          <table:table-cell table:number-columns-repeated="1020"/>
        </table:table-row>
        <table:table-row>
          <table:table-cell table:style-name="ce0" office:value-type="string">
            <text:p>おお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ahh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